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Обычный">
      <style:paragraph-properties fo:margin-top="0in" fo:margin-bottom="0in" loext:contextual-spacing="false" fo:line-height="100%"/>
    </style:style>
    <style:style style:name="P2" style:family="paragraph" style:parent-style-name="Обычный">
      <style:paragraph-properties fo:margin-top="0in" fo:margin-bottom="0in" loext:contextual-spacing="false" fo:line-height="100%" fo:text-align="center" style:justify-single-word="false"/>
    </style:style>
    <style:style style:name="P3" style:family="paragraph" style:parent-style-name="Обычный">
      <style:paragraph-properties fo:margin-top="0in" fo:margin-bottom="0in" loext:contextual-spacing="false" fo:line-height="100%"/>
      <style:text-properties fo:font-weight="bold" style:font-weight-asian="bold"/>
    </style:style>
    <style:style style:name="P4" style:family="paragraph" style:parent-style-name="Обычный">
      <style:paragraph-properties fo:margin-top="0in" fo:margin-bottom="0in" loext:contextual-spacing="false" fo:line-height="100%" fo:text-align="center" style:justify-single-word="false"/>
      <style:text-properties fo:font-weight="bold" style:font-weight-asian="bold"/>
    </style:style>
    <style:style style:name="P5" style:family="paragraph" style:parent-style-name="Обычный">
      <style:paragraph-properties fo:margin-top="0in" fo:margin-bottom="0in" loext:contextual-spacing="false" fo:line-height="100%" fo:padding-left="0in" fo:padding-right="0in" fo:padding-top="0in" fo:padding-bottom="0.0138in" fo:border-left="none" fo:border-right="none" fo:border-top="none" fo:border-bottom="1.5pt solid #000000" style:shadow="none"/>
    </style:style>
    <style:style style:name="P6" style:family="paragraph" style:parent-style-name="Абзац_20_списка" style:list-style-name="L1" style:master-page-name="">
      <loext:graphic-properties draw:fill="none"/>
      <style:paragraph-properties fo:margin-left="0in" fo:margin-right="0in" fo:margin-top="0in" fo:margin-bottom="0in" loext:contextual-spacing="false" fo:line-height="100%" fo:hyphenation-ladder-count="no-limit" fo:text-indent="0in" style:auto-text-indent="false" style:page-number="auto">
        <style:tab-stops/>
      </style:paragraph-properties>
      <style:text-properties fo:hyphenate="false"/>
    </style:style>
    <style:style style:name="P7" style:family="paragraph" style:parent-style-name="Абзац_20_списка" style:list-style-name="L1">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fo:hyphenate="false"/>
    </style:style>
    <style:style style:name="P8" style:family="paragraph" style:parent-style-name="Абзац_20_списка" style:list-style-name="L2">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fo:hyphenate="false"/>
    </style:style>
    <style:style style:name="P9" style:family="paragraph" style:parent-style-name="Абзац_20_списка" style:list-style-name="L4">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fo:hyphenate="false"/>
    </style:style>
    <style:style style:name="P10" style:family="paragraph" style:parent-style-name="Абзац_20_списка" style:list-style-name="L3">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fo:hyphenate="false"/>
    </style:style>
    <style:style style:name="P11" style:family="paragraph" style:parent-style-name="Абзац_20_списка" style:list-style-name="L5">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fo:hyphenate="false"/>
    </style:style>
    <style:style style:name="P12" style:family="paragraph" style:parent-style-name="Абзац_20_списка" style:list-style-name="L6">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fo:hyphenate="false"/>
    </style:style>
    <style:style style:name="P13" style:family="paragraph" style:parent-style-name="Абзац_20_списка" style:list-style-name="L7">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fo:hyphenate="false"/>
    </style:style>
    <style:style style:name="P14" style:family="paragraph" style:parent-style-name="Абзац_20_списка" style:list-style-name="L8">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fo:hyphenate="false"/>
    </style:style>
    <style:style style:name="P15" style:family="paragraph" style:parent-style-name="Абзац_20_списка" style:list-style-name="L2">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officeooo:rsid="00042323" officeooo:paragraph-rsid="00042323" fo:hyphenate="false"/>
    </style:style>
    <style:style style:name="P16" style:family="paragraph" style:parent-style-name="Абзац_20_списка" style:list-style-name="L2">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officeooo:rsid="000516b5" officeooo:paragraph-rsid="000516b5" fo:hyphenate="false"/>
    </style:style>
    <style:style style:name="P17" style:family="paragraph" style:parent-style-name="Абзац_20_списка" style:list-style-name="L2" style:master-page-name="">
      <loext:graphic-properties draw:fill="none"/>
      <style:paragraph-properties fo:margin-left="0in" fo:margin-right="0in" fo:margin-top="0in" fo:margin-bottom="0in" loext:contextual-spacing="false" fo:line-height="100%" fo:hyphenation-ladder-count="no-limit" fo:text-indent="0in" style:auto-text-indent="false" style:page-number="auto">
        <style:tab-stops/>
      </style:paragraph-properties>
      <style:text-properties fo:hyphenate="false"/>
    </style:style>
    <style:style style:name="P18" style:family="paragraph" style:parent-style-name="Абзац_20_списка" style:list-style-name="L4" style:master-page-name="">
      <loext:graphic-properties draw:fill="none"/>
      <style:paragraph-properties fo:margin-left="0in" fo:margin-right="0in" fo:margin-top="0in" fo:margin-bottom="0in" loext:contextual-spacing="false" fo:line-height="100%" fo:hyphenation-ladder-count="no-limit" fo:text-indent="0in" style:auto-text-indent="false" style:page-number="auto">
        <style:tab-stops/>
      </style:paragraph-properties>
      <style:text-properties fo:hyphenate="false"/>
    </style:style>
    <style:style style:name="P19" style:family="paragraph" style:parent-style-name="Абзац_20_списка" style:list-style-name="L3" style:master-page-name="">
      <loext:graphic-properties draw:fill="none"/>
      <style:paragraph-properties fo:margin-left="0in" fo:margin-right="0in" fo:margin-top="0in" fo:margin-bottom="0in" loext:contextual-spacing="false" fo:line-height="100%" fo:hyphenation-ladder-count="no-limit" fo:text-indent="0in" style:auto-text-indent="false" style:page-number="auto">
        <style:tab-stops/>
      </style:paragraph-properties>
      <style:text-properties fo:hyphenate="false"/>
    </style:style>
    <style:style style:name="P20" style:family="paragraph" style:parent-style-name="Абзац_20_списка" style:list-style-name="L5" style:master-page-name="">
      <loext:graphic-properties draw:fill="none"/>
      <style:paragraph-properties fo:margin-left="0in" fo:margin-right="0in" fo:margin-top="0in" fo:margin-bottom="0in" loext:contextual-spacing="false" fo:line-height="100%" fo:hyphenation-ladder-count="no-limit" fo:text-indent="0in" style:auto-text-indent="false" style:page-number="auto">
        <style:tab-stops/>
      </style:paragraph-properties>
      <style:text-properties fo:hyphenate="false"/>
    </style:style>
    <style:style style:name="P21" style:family="paragraph" style:parent-style-name="Абзац_20_списка" style:list-style-name="L6" style:master-page-name="">
      <loext:graphic-properties draw:fill="none"/>
      <style:paragraph-properties fo:margin-left="0in" fo:margin-right="0in" fo:margin-top="0in" fo:margin-bottom="0in" loext:contextual-spacing="false" fo:line-height="100%" fo:hyphenation-ladder-count="no-limit" fo:text-indent="0in" style:auto-text-indent="false" style:page-number="auto">
        <style:tab-stops/>
      </style:paragraph-properties>
      <style:text-properties fo:hyphenate="false"/>
    </style:style>
    <style:style style:name="P22" style:family="paragraph" style:parent-style-name="Абзац_20_списка" style:list-style-name="L7" style:master-page-name="">
      <loext:graphic-properties draw:fill="none"/>
      <style:paragraph-properties fo:margin-left="0in" fo:margin-right="0in" fo:margin-top="0in" fo:margin-bottom="0in" loext:contextual-spacing="false" fo:line-height="100%" fo:hyphenation-ladder-count="no-limit" fo:text-indent="0in" style:auto-text-indent="false" style:page-number="auto">
        <style:tab-stops/>
      </style:paragraph-properties>
      <style:text-properties fo:hyphenate="false"/>
    </style:style>
    <style:style style:name="P23" style:family="paragraph" style:parent-style-name="Абзац_20_списка" style:list-style-name="L8" style:master-page-name="">
      <loext:graphic-properties draw:fill="none"/>
      <style:paragraph-properties fo:margin-left="0in" fo:margin-right="0in" fo:margin-top="0in" fo:margin-bottom="0in" loext:contextual-spacing="false" fo:line-height="100%" fo:hyphenation-ladder-count="no-limit" fo:text-indent="0in" style:auto-text-indent="false" style:page-number="auto">
        <style:tab-stops/>
      </style:paragraph-properties>
      <style:text-properties fo:hyphenate="false"/>
    </style:style>
    <style:style style:name="P24" style:family="paragraph" style:parent-style-name="Абзац_20_списка" style:list-style-name="L2" style:master-page-name="">
      <loext:graphic-properties draw:fill="none"/>
      <style:paragraph-properties fo:margin-left="0in" fo:margin-right="0in" fo:margin-top="0in" fo:margin-bottom="0in" loext:contextual-spacing="false" fo:line-height="100%" fo:hyphenation-ladder-count="no-limit" fo:text-indent="0in" style:auto-text-indent="false" style:page-number="auto">
        <style:tab-stops/>
      </style:paragraph-properties>
      <style:text-properties officeooo:rsid="00042323" officeooo:paragraph-rsid="00042323" fo:hyphenate="false"/>
    </style:style>
    <style:style style:name="P25" style:family="paragraph" style:parent-style-name="Обычный" style:master-page-name="MP0">
      <style:paragraph-properties fo:margin-top="0in" fo:margin-bottom="0in" loext:contextual-spacing="false" fo:line-height="100%" style:page-number="auto" fo:break-before="page"/>
      <style:text-properties fo:font-size="14pt" fo:font-weight="bold" style:font-size-asian="14pt" style:font-weight-asian="bold" style:font-size-complex="14pt"/>
    </style:style>
    <style:style style:name="P26" style:family="paragraph" style:parent-style-name="Обычный">
      <style:paragraph-properties fo:margin-top="0in" fo:margin-bottom="0in" loext:contextual-spacing="false" fo:line-height="100%"/>
      <style:text-properties officeooo:paragraph-rsid="00018595"/>
    </style:style>
    <style:style style:name="P27" style:family="paragraph" style:parent-style-name="Обычный">
      <style:paragraph-properties fo:margin-top="0in" fo:margin-bottom="0in" loext:contextual-spacing="false" fo:line-height="100%"/>
      <style:text-properties officeooo:paragraph-rsid="0003713b"/>
    </style:style>
    <style:style style:name="T1" style:family="text">
      <style:text-properties fo:font-weight="bold" style:font-weight-asian="bold"/>
    </style:style>
    <style:style style:name="T2" style:family="text">
      <style:text-properties fo:font-weight="bold" officeooo:rsid="0003713b" style:font-weight-asian="bold"/>
    </style:style>
    <style:style style:name="T3" style:family="text">
      <style:text-properties officeooo:rsid="0000a870"/>
    </style:style>
    <style:style style:name="T4" style:family="text">
      <style:text-properties officeooo:rsid="00018595"/>
    </style:style>
    <style:style style:name="T5" style:family="text">
      <style:text-properties officeooo:rsid="0003713b"/>
    </style:style>
    <style:style style:name="T6" style:family="text">
      <style:text-properties officeooo:rsid="000516b5"/>
    </style:style>
    <style:style style:name="T7" style:family="text">
      <style:text-properties officeooo:rsid="0005887a"/>
    </style:style>
    <text:list-style style:name="L1">
      <text:list-level-style-bullet text:level="1" text:style-name="WW_5f_CharLFO1LVL1" text:bullet-char="">
        <style:list-level-properties text:min-label-width="0.25in"/>
        <style:text-properties style:font-name="Symbol"/>
      </text:list-level-style-bullet>
      <text:list-level-style-bullet text:level="2" text:style-name="WW_5f_CharLFO1LVL2" text:bullet-char="o">
        <style:list-level-properties text:space-before="0.5in" text:min-label-width="0.25in"/>
        <style:text-properties style:font-name="Courier New"/>
      </text:list-level-style-bullet>
      <text:list-level-style-bullet text:level="3" text:style-name="WW_5f_CharLFO1LVL3" text:bullet-char="">
        <style:list-level-properties text:space-before="1in" text:min-label-width="0.25in"/>
        <style:text-properties style:font-name="Wingdings"/>
      </text:list-level-style-bullet>
      <text:list-level-style-bullet text:level="4" text:style-name="WW_5f_CharLFO1LVL4" text:bullet-char="">
        <style:list-level-properties text:space-before="1.5in" text:min-label-width="0.25in"/>
        <style:text-properties style:font-name="Symbol"/>
      </text:list-level-style-bullet>
      <text:list-level-style-bullet text:level="5" text:style-name="WW_5f_CharLFO1LVL5" text:bullet-char="o">
        <style:list-level-properties text:space-before="2in" text:min-label-width="0.25in"/>
        <style:text-properties style:font-name="Courier New"/>
      </text:list-level-style-bullet>
      <text:list-level-style-bullet text:level="6" text:style-name="WW_5f_CharLFO1LVL6" text:bullet-char="">
        <style:list-level-properties text:space-before="2.5in" text:min-label-width="0.25in"/>
        <style:text-properties style:font-name="Wingdings"/>
      </text:list-level-style-bullet>
      <text:list-level-style-bullet text:level="7" text:style-name="WW_5f_CharLFO1LVL7" text:bullet-char="">
        <style:list-level-properties text:space-before="3in" text:min-label-width="0.25in"/>
        <style:text-properties style:font-name="Symbol"/>
      </text:list-level-style-bullet>
      <text:list-level-style-bullet text:level="8" text:style-name="WW_5f_CharLFO1LVL8" text:bullet-char="o">
        <style:list-level-properties text:space-before="3.5in" text:min-label-width="0.25in"/>
        <style:text-properties style:font-name="Courier New"/>
      </text:list-level-style-bullet>
      <text:list-level-style-bullet text:level="9" text:style-name="WW_5f_CharLFO1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text:bullet-char="">
        <style:list-level-properties text:min-label-width="0.25in"/>
        <style:text-properties style:font-name="Symbol"/>
      </text:list-level-style-bullet>
      <text:list-level-style-bullet text:level="2" text:style-name="WW_5f_CharLFO8LVL2" text:bullet-char="o">
        <style:list-level-properties text:space-before="0.5in" text:min-label-width="0.25in"/>
        <style:text-properties style:font-name="Courier New"/>
      </text:list-level-style-bullet>
      <text:list-level-style-bullet text:level="3" text:style-name="WW_5f_CharLFO8LVL3" text:bullet-char="">
        <style:list-level-properties text:space-before="1in" text:min-label-width="0.25in"/>
        <style:text-properties style:font-name="Wingdings"/>
      </text:list-level-style-bullet>
      <text:list-level-style-bullet text:level="4" text:style-name="WW_5f_CharLFO8LVL4" text:bullet-char="">
        <style:list-level-properties text:space-before="1.5in" text:min-label-width="0.25in"/>
        <style:text-properties style:font-name="Symbol"/>
      </text:list-level-style-bullet>
      <text:list-level-style-bullet text:level="5" text:style-name="WW_5f_CharLFO8LVL5" text:bullet-char="o">
        <style:list-level-properties text:space-before="2in" text:min-label-width="0.25in"/>
        <style:text-properties style:font-name="Courier New"/>
      </text:list-level-style-bullet>
      <text:list-level-style-bullet text:level="6" text:style-name="WW_5f_CharLFO8LVL6" text:bullet-char="">
        <style:list-level-properties text:space-before="2.5in" text:min-label-width="0.25in"/>
        <style:text-properties style:font-name="Wingdings"/>
      </text:list-level-style-bullet>
      <text:list-level-style-bullet text:level="7" text:style-name="WW_5f_CharLFO8LVL7" text:bullet-char="">
        <style:list-level-properties text:space-before="3in" text:min-label-width="0.25in"/>
        <style:text-properties style:font-name="Symbol"/>
      </text:list-level-style-bullet>
      <text:list-level-style-bullet text:level="8" text:style-name="WW_5f_CharLFO8LVL8" text:bullet-char="o">
        <style:list-level-properties text:space-before="3.5in" text:min-label-width="0.25in"/>
        <style:text-properties style:font-name="Courier New"/>
      </text:list-level-style-bullet>
      <text:list-level-style-bullet text:level="9" text:style-name="WW_5f_CharLFO8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text:bullet-char="">
        <style:list-level-properties text:min-label-width="0.25in"/>
        <style:text-properties style:font-name="Symbol"/>
      </text:list-level-style-bullet>
      <text:list-level-style-bullet text:level="2" text:style-name="WW_5f_CharLFO7LVL2" text:bullet-char="o">
        <style:list-level-properties text:space-before="0.5in" text:min-label-width="0.25in"/>
        <style:text-properties style:font-name="Courier New"/>
      </text:list-level-style-bullet>
      <text:list-level-style-bullet text:level="3" text:style-name="WW_5f_CharLFO7LVL3" text:bullet-char="">
        <style:list-level-properties text:space-before="1in" text:min-label-width="0.25in"/>
        <style:text-properties style:font-name="Wingdings"/>
      </text:list-level-style-bullet>
      <text:list-level-style-bullet text:level="4" text:style-name="WW_5f_CharLFO7LVL4" text:bullet-char="">
        <style:list-level-properties text:space-before="1.5in" text:min-label-width="0.25in"/>
        <style:text-properties style:font-name="Symbol"/>
      </text:list-level-style-bullet>
      <text:list-level-style-bullet text:level="5" text:style-name="WW_5f_CharLFO7LVL5" text:bullet-char="o">
        <style:list-level-properties text:space-before="2in" text:min-label-width="0.25in"/>
        <style:text-properties style:font-name="Courier New"/>
      </text:list-level-style-bullet>
      <text:list-level-style-bullet text:level="6" text:style-name="WW_5f_CharLFO7LVL6" text:bullet-char="">
        <style:list-level-properties text:space-before="2.5in" text:min-label-width="0.25in"/>
        <style:text-properties style:font-name="Wingdings"/>
      </text:list-level-style-bullet>
      <text:list-level-style-bullet text:level="7" text:style-name="WW_5f_CharLFO7LVL7" text:bullet-char="">
        <style:list-level-properties text:space-before="3in" text:min-label-width="0.25in"/>
        <style:text-properties style:font-name="Symbol"/>
      </text:list-level-style-bullet>
      <text:list-level-style-bullet text:level="8" text:style-name="WW_5f_CharLFO7LVL8" text:bullet-char="o">
        <style:list-level-properties text:space-before="3.5in" text:min-label-width="0.25in"/>
        <style:text-properties style:font-name="Courier New"/>
      </text:list-level-style-bullet>
      <text:list-level-style-bullet text:level="9" text:style-name="WW_5f_CharLFO7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min-label-width="0.25in"/>
        <style:text-properties style:font-name="Symbol"/>
      </text:list-level-style-bullet>
      <text:list-level-style-bullet text:level="2" text:style-name="WW_5f_CharLFO6LVL2" text:bullet-char="o">
        <style:list-level-properties text:space-before="0.5in" text:min-label-width="0.25in"/>
        <style:text-properties style:font-name="Courier New"/>
      </text:list-level-style-bullet>
      <text:list-level-style-bullet text:level="3" text:style-name="WW_5f_CharLFO6LVL3" text:bullet-char="">
        <style:list-level-properties text:space-before="1in" text:min-label-width="0.25in"/>
        <style:text-properties style:font-name="Wingdings"/>
      </text:list-level-style-bullet>
      <text:list-level-style-bullet text:level="4" text:style-name="WW_5f_CharLFO6LVL4" text:bullet-char="">
        <style:list-level-properties text:space-before="1.5in" text:min-label-width="0.25in"/>
        <style:text-properties style:font-name="Symbol"/>
      </text:list-level-style-bullet>
      <text:list-level-style-bullet text:level="5" text:style-name="WW_5f_CharLFO6LVL5" text:bullet-char="o">
        <style:list-level-properties text:space-before="2in" text:min-label-width="0.25in"/>
        <style:text-properties style:font-name="Courier New"/>
      </text:list-level-style-bullet>
      <text:list-level-style-bullet text:level="6" text:style-name="WW_5f_CharLFO6LVL6" text:bullet-char="">
        <style:list-level-properties text:space-before="2.5in" text:min-label-width="0.25in"/>
        <style:text-properties style:font-name="Wingdings"/>
      </text:list-level-style-bullet>
      <text:list-level-style-bullet text:level="7" text:style-name="WW_5f_CharLFO6LVL7" text:bullet-char="">
        <style:list-level-properties text:space-before="3in" text:min-label-width="0.25in"/>
        <style:text-properties style:font-name="Symbol"/>
      </text:list-level-style-bullet>
      <text:list-level-style-bullet text:level="8" text:style-name="WW_5f_CharLFO6LVL8" text:bullet-char="o">
        <style:list-level-properties text:space-before="3.5in" text:min-label-width="0.25in"/>
        <style:text-properties style:font-name="Courier New"/>
      </text:list-level-style-bullet>
      <text:list-level-style-bullet text:level="9" text:style-name="WW_5f_CharLFO6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min-label-width="0.25in"/>
        <style:text-properties style:font-name="Symbol"/>
      </text:list-level-style-bullet>
      <text:list-level-style-bullet text:level="2" text:style-name="WW_5f_CharLFO5LVL2" text:bullet-char="o">
        <style:list-level-properties text:space-before="0.5in" text:min-label-width="0.25in"/>
        <style:text-properties style:font-name="Courier New"/>
      </text:list-level-style-bullet>
      <text:list-level-style-bullet text:level="3" text:style-name="WW_5f_CharLFO5LVL3" text:bullet-char="">
        <style:list-level-properties text:space-before="1in" text:min-label-width="0.25in"/>
        <style:text-properties style:font-name="Wingdings"/>
      </text:list-level-style-bullet>
      <text:list-level-style-bullet text:level="4" text:style-name="WW_5f_CharLFO5LVL4" text:bullet-char="">
        <style:list-level-properties text:space-before="1.5in" text:min-label-width="0.25in"/>
        <style:text-properties style:font-name="Symbol"/>
      </text:list-level-style-bullet>
      <text:list-level-style-bullet text:level="5" text:style-name="WW_5f_CharLFO5LVL5" text:bullet-char="o">
        <style:list-level-properties text:space-before="2in" text:min-label-width="0.25in"/>
        <style:text-properties style:font-name="Courier New"/>
      </text:list-level-style-bullet>
      <text:list-level-style-bullet text:level="6" text:style-name="WW_5f_CharLFO5LVL6" text:bullet-char="">
        <style:list-level-properties text:space-before="2.5in" text:min-label-width="0.25in"/>
        <style:text-properties style:font-name="Wingdings"/>
      </text:list-level-style-bullet>
      <text:list-level-style-bullet text:level="7" text:style-name="WW_5f_CharLFO5LVL7" text:bullet-char="">
        <style:list-level-properties text:space-before="3in" text:min-label-width="0.25in"/>
        <style:text-properties style:font-name="Symbol"/>
      </text:list-level-style-bullet>
      <text:list-level-style-bullet text:level="8" text:style-name="WW_5f_CharLFO5LVL8" text:bullet-char="o">
        <style:list-level-properties text:space-before="3.5in" text:min-label-width="0.25in"/>
        <style:text-properties style:font-name="Courier New"/>
      </text:list-level-style-bullet>
      <text:list-level-style-bullet text:level="9" text:style-name="WW_5f_CharLFO5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LVL1" text:bullet-char="">
        <style:list-level-properties text:min-label-width="0.25in"/>
        <style:text-properties style:font-name="Symbol"/>
      </text:list-level-style-bullet>
      <text:list-level-style-bullet text:level="2" text:style-name="WW_5f_CharLFO4LVL2" text:bullet-char="o">
        <style:list-level-properties text:space-before="0.5in" text:min-label-width="0.25in"/>
        <style:text-properties style:font-name="Courier New"/>
      </text:list-level-style-bullet>
      <text:list-level-style-bullet text:level="3" text:style-name="WW_5f_CharLFO4LVL3" text:bullet-char="">
        <style:list-level-properties text:space-before="1in" text:min-label-width="0.25in"/>
        <style:text-properties style:font-name="Wingdings"/>
      </text:list-level-style-bullet>
      <text:list-level-style-bullet text:level="4" text:style-name="WW_5f_CharLFO4LVL4" text:bullet-char="">
        <style:list-level-properties text:space-before="1.5in" text:min-label-width="0.25in"/>
        <style:text-properties style:font-name="Symbol"/>
      </text:list-level-style-bullet>
      <text:list-level-style-bullet text:level="5" text:style-name="WW_5f_CharLFO4LVL5" text:bullet-char="o">
        <style:list-level-properties text:space-before="2in" text:min-label-width="0.25in"/>
        <style:text-properties style:font-name="Courier New"/>
      </text:list-level-style-bullet>
      <text:list-level-style-bullet text:level="6" text:style-name="WW_5f_CharLFO4LVL6" text:bullet-char="">
        <style:list-level-properties text:space-before="2.5in" text:min-label-width="0.25in"/>
        <style:text-properties style:font-name="Wingdings"/>
      </text:list-level-style-bullet>
      <text:list-level-style-bullet text:level="7" text:style-name="WW_5f_CharLFO4LVL7" text:bullet-char="">
        <style:list-level-properties text:space-before="3in" text:min-label-width="0.25in"/>
        <style:text-properties style:font-name="Symbol"/>
      </text:list-level-style-bullet>
      <text:list-level-style-bullet text:level="8" text:style-name="WW_5f_CharLFO4LVL8" text:bullet-char="o">
        <style:list-level-properties text:space-before="3.5in" text:min-label-width="0.25in"/>
        <style:text-properties style:font-name="Courier New"/>
      </text:list-level-style-bullet>
      <text:list-level-style-bullet text:level="9" text:style-name="WW_5f_CharLFO4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LVL1" text:bullet-char="">
        <style:list-level-properties text:min-label-width="0.25in"/>
        <style:text-properties style:font-name="Symbol"/>
      </text:list-level-style-bullet>
      <text:list-level-style-bullet text:level="2" text:style-name="WW_5f_CharLFO3LVL2" text:bullet-char="o">
        <style:list-level-properties text:space-before="0.5in" text:min-label-width="0.25in"/>
        <style:text-properties style:font-name="Courier New"/>
      </text:list-level-style-bullet>
      <text:list-level-style-bullet text:level="3" text:style-name="WW_5f_CharLFO3LVL3" text:bullet-char="">
        <style:list-level-properties text:space-before="1in" text:min-label-width="0.25in"/>
        <style:text-properties style:font-name="Wingdings"/>
      </text:list-level-style-bullet>
      <text:list-level-style-bullet text:level="4" text:style-name="WW_5f_CharLFO3LVL4" text:bullet-char="">
        <style:list-level-properties text:space-before="1.5in" text:min-label-width="0.25in"/>
        <style:text-properties style:font-name="Symbol"/>
      </text:list-level-style-bullet>
      <text:list-level-style-bullet text:level="5" text:style-name="WW_5f_CharLFO3LVL5" text:bullet-char="o">
        <style:list-level-properties text:space-before="2in" text:min-label-width="0.25in"/>
        <style:text-properties style:font-name="Courier New"/>
      </text:list-level-style-bullet>
      <text:list-level-style-bullet text:level="6" text:style-name="WW_5f_CharLFO3LVL6" text:bullet-char="">
        <style:list-level-properties text:space-before="2.5in" text:min-label-width="0.25in"/>
        <style:text-properties style:font-name="Wingdings"/>
      </text:list-level-style-bullet>
      <text:list-level-style-bullet text:level="7" text:style-name="WW_5f_CharLFO3LVL7" text:bullet-char="">
        <style:list-level-properties text:space-before="3in" text:min-label-width="0.25in"/>
        <style:text-properties style:font-name="Symbol"/>
      </text:list-level-style-bullet>
      <text:list-level-style-bullet text:level="8" text:style-name="WW_5f_CharLFO3LVL8" text:bullet-char="o">
        <style:list-level-properties text:space-before="3.5in" text:min-label-width="0.25in"/>
        <style:text-properties style:font-name="Courier New"/>
      </text:list-level-style-bullet>
      <text:list-level-style-bullet text:level="9" text:style-name="WW_5f_CharLFO3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2LVL1" text:bullet-char="">
        <style:list-level-properties text:min-label-width="0.25in"/>
        <style:text-properties style:font-name="Symbol"/>
      </text:list-level-style-bullet>
      <text:list-level-style-bullet text:level="2" text:style-name="WW_5f_CharLFO2LVL2" text:bullet-char="o">
        <style:list-level-properties text:space-before="0.5in" text:min-label-width="0.25in"/>
        <style:text-properties style:font-name="Courier New"/>
      </text:list-level-style-bullet>
      <text:list-level-style-bullet text:level="3" text:style-name="WW_5f_CharLFO2LVL3" text:bullet-char="">
        <style:list-level-properties text:space-before="1in" text:min-label-width="0.25in"/>
        <style:text-properties style:font-name="Wingdings"/>
      </text:list-level-style-bullet>
      <text:list-level-style-bullet text:level="4" text:style-name="WW_5f_CharLFO2LVL4" text:bullet-char="">
        <style:list-level-properties text:space-before="1.5in" text:min-label-width="0.25in"/>
        <style:text-properties style:font-name="Symbol"/>
      </text:list-level-style-bullet>
      <text:list-level-style-bullet text:level="5" text:style-name="WW_5f_CharLFO2LVL5" text:bullet-char="o">
        <style:list-level-properties text:space-before="2in" text:min-label-width="0.25in"/>
        <style:text-properties style:font-name="Courier New"/>
      </text:list-level-style-bullet>
      <text:list-level-style-bullet text:level="6" text:style-name="WW_5f_CharLFO2LVL6" text:bullet-char="">
        <style:list-level-properties text:space-before="2.5in" text:min-label-width="0.25in"/>
        <style:text-properties style:font-name="Wingdings"/>
      </text:list-level-style-bullet>
      <text:list-level-style-bullet text:level="7" text:style-name="WW_5f_CharLFO2LVL7" text:bullet-char="">
        <style:list-level-properties text:space-before="3in" text:min-label-width="0.25in"/>
        <style:text-properties style:font-name="Symbol"/>
      </text:list-level-style-bullet>
      <text:list-level-style-bullet text:level="8" text:style-name="WW_5f_CharLFO2LVL8" text:bullet-char="o">
        <style:list-level-properties text:space-before="3.5in" text:min-label-width="0.25in"/>
        <style:text-properties style:font-name="Courier New"/>
      </text:list-level-style-bullet>
      <text:list-level-style-bullet text:level="9" text:style-name="WW_5f_CharLFO2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lexey Omelchenko</text:p>
      <text:p text:style-name="P1">Phone: <text:span text:style-name="T3">512</text:span>-<text:span text:style-name="T3">900</text:span>-<text:span text:style-name="T3">9513</text:span></text:p>
      <text:p text:style-name="P1">E-mail: <text:a xlink:type="simple" xlink:href="mailto:Alexey.S.Omelchenko@gmail.com" office:target-frame-name="_top" xlink:show="replace" text:style-name="Internet_20_link" text:visited-style-name="Visited_20_Internet_20_Link"><text:span text:style-name="Гиперссылка">Alexey.S.Omelchenko@gmail.com</text:span></text:a></text:p>
      <text:p text:style-name="P5"/>
      <text:p text:style-name="P1"/>
      <text:p text:style-name="P4">SENIOR SOFTWARE DEVELOPER</text:p>
      <text:p text:style-name="P1"/>
      <text:p text:style-name="P3">OBJECTIVE</text:p>
      <text:p text:style-name="P1">A challenging position that can utilize and further sharpen my expertise in development of high-performance enterprise-level software</text:p>
      <text:p text:style-name="P1"/>
      <text:p text:style-name="P1"><text:span text:style-name="Основной_20_шрифт_20_абзаца"><text:span text:style-name="T1">SUMMARY</text:span></text:span></text:p>
      <text:list xml:id="list353759890932452553" text:style-name="L1">
        <text:list-item>
          <text:p text:style-name="P6">Over 1<text:span text:style-name="T3">5</text:span> years of software development experience</text:p>
        </text:list-item>
        <text:list-item>
          <text:p text:style-name="P7">Expertise in application performance analysis and optimization</text:p>
        </text:list-item>
        <text:list-item>
          <text:p text:style-name="P7">Strong experience in design and development of client-server enterprise systems</text:p>
        </text:list-item>
        <text:list-item>
          <text:p text:style-name="P7">Excellent C++ with emphasis of object oriented programming</text:p>
        </text:list-item>
        <text:list-item>
          <text:p text:style-name="P7">Proficiency in industry standard C++ libraries and technologies</text:p>
        </text:list-item>
        <text:list-item>
          <text:p text:style-name="P7">Strong skills in cross-platform development and porting</text:p>
        </text:list-item>
        <text:list-item>
          <text:p text:style-name="P7">Comprehensive knowledge of data modeling on physical and logical levels</text:p>
        </text:list-item>
        <text:list-item>
          <text:p text:style-name="P7">Over 6 years of software systems development for major financial institutions in USA and Europe</text:p>
        </text:list-item>
        <text:list-item>
          <text:p text:style-name="P7">Understanding of banking, investment, and financial services industry needs and transactions</text:p>
        </text:list-item>
        <text:list-item>
          <text:p text:style-name="P7">Excellent problem solving skills</text:p>
        </text:list-item>
        <text:list-item>
          <text:p text:style-name="P7">Excellent communication and interpersonal skills, leadership and teamwork</text:p>
        </text:list-item>
      </text:list>
      <text:p text:style-name="P1"/>
      <text:p text:style-name="P3">SKILLS</text:p>
      <text:p text:style-name="P1">Programming languages: C++ (including C++11), C#, .Net, C, Java, Objective-C, SQL, Python,</text:p>
      <text:p text:style-name="P1"><text:s text:c="41"/>Perl, Assembler</text:p>
      <text:p text:style-name="P26">Libraries &amp; technologies: <text:s/>STL, Boost, Posix, Win32 API, MFC, ATL, WTL, COM, Intel TBB, FIX,</text:p>
      <text:p text:style-name="P1"><text:s text:c="42"/>Tibco RV, ZeroC ICE, ZeroC I<text:span text:style-name="T4">ce</text:span>, P/Invoke, JNI</text:p>
      <text:p text:style-name="P1">Architecture &amp; design: <text:s text:c="6"/>UML, Design Patterns</text:p>
      <text:p text:style-name="P1">Web technologies: <text:s text:c="11"/>HTML, XML, XSLT, PHP, LAMP</text:p>
      <text:p text:style-name="P1">RDBMS: <text:s text:c="27"/>Oracle Database, MS SQL Server, MySQL, Sybase ASE</text:p>
      <text:p text:style-name="P1">Software platforms: <text:s text:c="10"/>Linux, Solaris, Windows</text:p>
      <text:p text:style-name="P1">Development tools: <text:s text:c="10"/><text:span text:style-name="T4">Git, </text:span>CVS, SVN (Subversion), Clearcase, Source Safe, <text:span text:style-name="T4">GCC, ICC,<text:line-break/> <text:s text:c="41"/>MSVisual Studio, Code::Blocks, PyCharm</text:span></text:p>
      <text:p text:style-name="P1">Performance tools: <text:s text:c="11"/>Intel C++ Compiler, Intel Performance Libraries, Intel VTune</text:p>
      <text:p text:style-name="P1">Hardware platforms: <text:s text:c="8"/>x86, Itanium, x86-64 (AMD64), XScale</text:p>
      <text:p text:style-name="P1">Virtualization: <text:s text:c="19"/>VMware, Xen, <text:span text:style-name="T4">OpenVZ</text:span></text:p>
      <text:p text:style-name="P1">Development process: <text:s text:c="5"/>Agile, Iterative methodologies, Scrum, TDD, FDD, PSP, TSP, XP</text:p>
      <text:p text:style-name="P1"/>
      <text:p text:style-name="P3">EXPERIENCE</text:p>
      <text:p text:style-name="P27"><text:span text:style-name="Основной_20_шрифт_20_абзаца"><text:span text:style-name="T2">2013</text:span></text:span><text:span text:style-name="Основной_20_шрифт_20_абзаца"><text:span text:style-name="T1"> – </text:span></text:span><text:span text:style-name="Основной_20_шрифт_20_абзаца"><text:span text:style-name="T2">Present</text:span></text:span><text:span text:style-name="Основной_20_шрифт_20_абзаца"><text:span text:style-name="T1">, </text:span></text:span><text:span text:style-name="Основной_20_шрифт_20_абзаца"><text:span text:style-name="T2">Software Engineer</text:span></text:span><text:span text:style-name="Основной_20_шрифт_20_абзаца"><text:span text:style-name="T1">, </text:span></text:span><text:span text:style-name="Основной_20_шрифт_20_абзаца"><text:span text:style-name="T2">NCBI</text:span></text:span><text:span text:style-name="Основной_20_шрифт_20_абзаца"><text:span text:style-name="T1"> (</text:span></text:span><text:a xlink:type="simple" xlink:href="http://ncbi.nlm.nih.gov/" office:target-frame-name="_top" xlink:show="replace" text:style-name="Internet_20_link" text:visited-style-name="Visited_20_Internet_20_Link"><text:span text:style-name="Гиперссылка"><text:span text:style-name="T2">www.ncbi.nlm.nih.gov</text:span></text:span></text:a><text:span text:style-name="Основной_20_шрифт_20_абзаца"><text:span text:style-name="T1">), </text:span></text:span><text:span text:style-name="Основной_20_шрифт_20_абзаца"><text:span text:style-name="T2">Washington D.C. Metro Area</text:span></text:span></text:p>
      <text:p text:style-name="P27">System: <text:span text:style-name="T5">NCBI Authentication System</text:span></text:p>
      <text:p text:style-name="P27"><text:span text:style-name="T5">A Federated Authentication System which integrates authentication systems from hundreds of universities all over US as well as NASA, Google, PayPal and others</text:span>. <text:span text:style-name="T5">Core component of the system is deployed in similar organizations in Canada, UK and Korea. The system is cross-platform. It can be built for Linux and Windows. NCBI runs it on Linux servers, foreign institutions – on Windows. The system processes 20 million transactions per week.</text:span></text:p>
      <text:list xml:id="list3171953104819955051" text:style-name="L2">
        <text:list-item>
          <text:p text:style-name="P24">Assumed responsibility for the authentication system development and engineering support.</text:p>
        </text:list-item>
        <text:list-item>
          <text:p text:style-name="P15"><text:soft-page-break/>Communicated to dozens of institutes' IT services to establish new or repair/upgrade existing integrations with NCBI authentication.</text:p>
        </text:list-item>
        <text:list-item>
          <text:p text:style-name="P15">Worked with multiple scientific and engineering teams to implement NCBI authentication for their projects.</text:p>
        </text:list-item>
        <text:list-item>
          <text:p text:style-name="P15">Redesigned Database Layout to improve performance of the system.</text:p>
        </text:list-item>
        <text:list-item>
          <text:p text:style-name="P15">Improved reliability of the system through analysis of performance bottlenecks, memory management issues, <text:span text:style-name="T6">opportunity for data caching.</text:span></text:p>
        </text:list-item>
        <text:list-item>
          <text:p text:style-name="P16">Implemented several modules from scratch.</text:p>
        </text:list-item>
        <text:list-item>
          <text:p text:style-name="P16">Worked with UK, Canada and Korea teams to adapt their installation of the system and help with data migration.</text:p>
        </text:list-item>
        <text:list-item>
          <text:p text:style-name="P16">Implemented automated monitoring and statistics reporting, ensured the system stability.</text:p>
        </text:list-item>
      </text:list>
      <text:p text:style-name="P27">Environment: C++, Python, Perl, STL, Boost, .<text:span text:style-name="T6">Net,</text:span> MS SQL Server, MySQL, SVN, <text:span text:style-name="T6">Git, gSOAP,<text:line-break/> <text:s text:c="21"/>Pthreads, gcrypt, OpenSSL, Jira, OAuth, SAML, CGI, FastCGI</text:span>, Windows, Linux</text:p>
      <text:p text:style-name="P27"><text:span text:style-name="Основной_20_шрифт_20_абзаца"><text:span text:style-name="T1"/></text:span></text:p>
      <text:p text:style-name="P1"><text:span text:style-name="Основной_20_шрифт_20_абзаца"><text:span text:style-name="T1">2010 – </text:span></text:span><text:span text:style-name="Основной_20_шрифт_20_абзаца"><text:span text:style-name="T2">2013</text:span></text:span><text:span text:style-name="Основной_20_шрифт_20_абзаца"><text:span text:style-name="T1">, Lead of Development Team, Otkritie (</text:span></text:span><text:a xlink:type="simple" xlink:href="http://www.open.ru/en/" office:target-frame-name="_top" xlink:show="replace" text:style-name="Internet_20_link" text:visited-style-name="Visited_20_Internet_20_Link"><text:span text:style-name="Гиперссылка"><text:span text:style-name="T1">www.open.ru/en/</text:span></text:span></text:a><text:span text:style-name="Основной_20_шрифт_20_абзаца"><text:span text:style-name="T1">), Moscow, Russia</text:span></text:span></text:p>
      <text:p text:style-name="P1">Systems: Internet Banking, SugarCRM, OTRS, CreditRegistry, Accounting System, SMS Information Service</text:p>
      <text:p text:style-name="P1">A set of systems designed for needs of Bank’s corporate clients and VIP oriented business. Different systems are integrated. Some services are written from zero, another modified and adapted from open source projects.</text:p>
      <text:list xml:id="list232221277815803" text:continue-numbering="true" text:style-name="L2">
        <text:list-item>
          <text:p text:style-name="P17">Headed development and integration of in-house information systems and open source solutions</text:p>
        </text:list-item>
        <text:list-item>
          <text:p text:style-name="P8">Designed and implemented a framework for internal system services development, it includes service management, logging, unified configuration management, communication layer</text:p>
        </text:list-item>
        <text:list-item>
          <text:p text:style-name="P8">Developed SMS Information Service – C# Windows Service, robust, fault tolerant, that notifies recipients about events in various information systems through SMS</text:p>
        </text:list-item>
        <text:list-item>
          <text:p text:style-name="P8">Participated in integration of an external Internet Banking System and our internal Accounting System – determined format and data structure of documents, UML</text:p>
        </text:list-item>
        <text:list-item>
          <text:p text:style-name="P8">Developed an integration service for transformation of file-based requests on Windows server into remote shell scripts calls on Unix-based server, transformation of asynchronous requests to synchronous processing was implemented, C++ multithreaded client-server </text:p>
        </text:list-item>
        <text:list-item>
          <text:p text:style-name="P8">Developed robust file delivery service in Python – to ensure that file from a local folder will be delivered to a remote location even in case of temporary network problems – the service is important for systems integration implemented through file exchange</text:p>
        </text:list-item>
        <text:list-item>
          <text:p text:style-name="P8">Participated in customization of SugarCRM to internal needs – set of integrations and custom improvements for the systems: Internet Banking, Accounting System, Analytic System and United Data Storage</text:p>
        </text:list-item>
        <text:list-item>
          <text:p text:style-name="P8">Implemented real time performance monitoring for business critical systems using testing framework and monitoring system, Nagios</text:p>
        </text:list-item>
        <text:list-item>
          <text:p text:style-name="P8">Obtained solid knowledge of corporate banking services</text:p>
        </text:list-item>
      </text:list>
      <text:p text:style-name="P1">Environment: C++, C#, Python, Perl, PHP, STL, Boost, Oracle, MS SQL Server, MySQL, SVN,</text:p>
      <text:p text:style-name="P1"><text:s text:c="22"/>ZeroC ICE, NUnit, CppUnit, UML, Redmine, Windows, Linux</text:p>
      <text:p text:style-name="P1"/>
      <text:p text:style-name="P1"><text:span text:style-name="Основной_20_шрифт_20_абзаца"><text:span text:style-name="T1">2009 – 2010, Senior Software Developer (AVP), Deutsche Bank (</text:span></text:span><text:a xlink:type="simple" xlink:href="http://db.com/" office:target-frame-name="_top" xlink:show="replace" text:style-name="Internet_20_link" text:visited-style-name="Visited_20_Internet_20_Link"><text:span text:style-name="Гиперссылка"><text:span text:style-name="T1">db.com</text:span></text:span></text:a><text:span text:style-name="Основной_20_шрифт_20_абзаца"><text:span text:style-name="T1">), Moscow, Russia</text:span></text:span></text:p>
      <text:p text:style-name="P1">Systems: ARIS, Score</text:p>
      <text:p text:style-name="P1">Two automated risk management systems that valuate more than 1M trades daily. They are written in C#, use external risk engine written in C++, running on DataSynapse grid. DBMS – Oracle. For some types of reports FireBird is used.</text:p>
      <text:p text:style-name="P1">They are deployed to 2 Citrix boxes, 10 application servers and pool of 3k DataSynapse engines.</text:p>
      <text:list xml:id="list6948107522617091556" text:style-name="L3">
        <text:list-item>
          <text:p text:style-name="P19">Supervised system development as technical owner</text:p>
        </text:list-item>
        <text:list-item>
          <text:p text:style-name="P10">Delivered 4 major releases of the systems without issues</text:p>
        </text:list-item>
        <text:list-item>
          <text:p text:style-name="P10">Implemented a number of new reports</text:p>
        </text:list-item>
        <text:list-item>
          <text:p text:style-name="P10"><text:soft-page-break/>Implemented permissions system for books of trades and reports</text:p>
        </text:list-item>
        <text:list-item>
          <text:p text:style-name="P10">Developed automated regression testing of critical reports in collaboration with testing team</text:p>
        </text:list-item>
        <text:list-item>
          <text:p text:style-name="P10">Coordinated work of development team in Moscow and business in London, Singapore and South America</text:p>
        </text:list-item>
        <text:list-item>
          <text:p text:style-name="P10">Obtained knowledge of valuation of asset derivatives - FX, Money Market, FI, IR Swaps</text:p>
        </text:list-item>
      </text:list>
      <text:p text:style-name="P1">Environment: C#, C++, STL, Boost, Python, Oracle, DataSynapse, SVN, UML, Jira, Confluence,</text:p>
      <text:p text:style-name="P1"><text:s text:c="22"/>Windows</text:p>
      <text:p text:style-name="P1"/>
      <text:p text:style-name="P1"><text:span text:style-name="Основной_20_шрифт_20_абзаца"><text:span text:style-name="T1">2007 – 2009, Senior Software Developer, UBS (</text:span></text:span><text:a xlink:type="simple" xlink:href="http://ubs.com/" office:target-frame-name="_top" xlink:show="replace" text:style-name="Internet_20_link" text:visited-style-name="Visited_20_Internet_20_Link"><text:span text:style-name="Гиперссылка"><text:span text:style-name="T1">ubs.com</text:span></text:span></text:a><text:span text:style-name="Основной_20_шрифт_20_абзаца"><text:span text:style-name="T1">), Moscow, Russia</text:span></text:span></text:p>
      <text:p text:style-name="P1">System: Termi</text:p>
      <text:p text:style-name="P1">Solution designed for securities trading, pricing, order management, trade audit and much more. It is used for trading of different derivatives. Termi is composed of a large number of processes; a huge number of batch jobs, scripts and cron jobs; and at least 3 databases.</text:p>
      <text:list xml:id="list6397723296352597911" text:style-name="L4">
        <text:list-item>
          <text:p text:style-name="P18">Transferred ownership of the system from another external team in 1.5 months</text:p>
        </text:list-item>
        <text:list-item>
          <text:p text:style-name="P9">Organized team knowledge transfer</text:p>
        </text:list-item>
        <text:list-item>
          <text:p text:style-name="P9">Supported the system until its total decommission</text:p>
        </text:list-item>
        <text:list-item>
          <text:p text:style-name="P9">Assisted in step-by-step migration of dataflow into another new systems</text:p>
        </text:list-item>
        <text:list-item>
          <text:p text:style-name="P9">Maintained legacy code in C, C++, Objective C, Perl, C Shell</text:p>
        </text:list-item>
        <text:list-item>
          <text:p text:style-name="P9">Fixed a number of defects in source code</text:p>
        </text:list-item>
        <text:list-item>
          <text:p text:style-name="P9">Implemented a number of stubs and connectors for new systems integration</text:p>
        </text:list-item>
        <text:list-item>
          <text:p text:style-name="P9">Obtained knowledge of pricing of FI, FX derivatives</text:p>
        </text:list-item>
      </text:list>
      <text:p text:style-name="P1">Environment: C++, C, Objective C, Perl, FIX, TCP/IP, Socket, Crontab, UML, Oracle, Sybase,</text:p>
      <text:p text:style-name="P1"><text:s text:c="22"/>MS SQL Server, C Shell, Jira, Confluence, Solaris</text:p>
      <text:p text:style-name="P1">System: Ultrabond</text:p>
      <text:p text:style-name="P1">Solution for Mortgage-Backed securities data analysis designed as client-server software. Client side has Excel-like interface with tables, figures, charts and support of data import and export to common formats. Platform: C#, Windows. Server side is distributed scalable computing system with single front-end and multiple back-ends, written in C++ for Solaris and Linux. Communication layer is Tibco Rendezvous and ZeroC ICE.</text:p>
      <text:list xml:id="list422552903077091317" text:style-name="L5">
        <text:list-item>
          <text:p text:style-name="P20">Participated in planning and development of many small to medium projects</text:p>
        </text:list-item>
        <text:list-item>
          <text:p text:style-name="P11">Added support of new external data feed – an external database, Oracle</text:p>
        </text:list-item>
        <text:list-item>
          <text:p text:style-name="P11">Developed Perl script for conversion and import of historical data form a set of files</text:p>
        </text:list-item>
        <text:list-item>
          <text:p text:style-name="P11">Ported server side software for Windows – the code became cross-platform – Solaris, Linux, Windows</text:p>
        </text:list-item>
        <text:list-item>
          <text:p text:style-name="P11">Implemented general cache server on C# </text:p>
        </text:list-item>
        <text:list-item>
          <text:p text:style-name="P11">Worked with other teams and business users</text:p>
        </text:list-item>
        <text:list-item>
          <text:p text:style-name="P11">Obtained knowledge of valuation of fixed income and in particular Mortgage-Backed securities</text:p>
        </text:list-item>
      </text:list>
      <text:p text:style-name="P1">Environment: C++, C#, Perl, STL, Boost, Threading, Syncfutsion, Tibco RV, ZeroC ICE, Sybase,</text:p>
      <text:p text:style-name="P1"><text:s text:c="22"/>Oracle, CppUnit, NUnit, Clearcase, UML, Jira, Confluence Linux, Windows, Solaris</text:p>
      <text:p text:style-name="P1"/>
      <text:p text:style-name="P1"><text:span text:style-name="Основной_20_шрифт_20_абзаца"><text:span text:style-name="T1">2006 – 2007, Senior Software Developer, CQG (</text:span></text:span><text:a xlink:type="simple" xlink:href="http://cqg.com/" office:target-frame-name="_top" xlink:show="replace" text:style-name="Internet_20_link" text:visited-style-name="Visited_20_Internet_20_Link"><text:span text:style-name="Гиперссылка"><text:span text:style-name="T1">cqg.com</text:span></text:span></text:a><text:span text:style-name="Основной_20_шрифт_20_абзаца"><text:span text:style-name="T1">), Moscow, Russia</text:span></text:span></text:p>
      <text:p text:style-name="P1">Product: CQG for Windows</text:p>
      <text:p text:style-name="P1">Solution for all professional trader needs. It includes market coverage for futures, options, fixed income, foreign exchange, equities and indices. It incorporates several different interfaces – depth-of-market order book views, charts, spreadsheets.</text:p>
      <text:list xml:id="list2101242208403298808" text:style-name="L6">
        <text:list-item>
          <text:p text:style-name="P21">Guided development team of 4 people as a team lead</text:p>
        </text:list-item>
        <text:list-item>
          <text:p text:style-name="P12">Performed performance analysis of the application, found several sources performance bottlenecks</text:p>
        </text:list-item>
        <text:list-item>
          <text:p text:style-name="P12">Delivered 3 projects from 2 to 3 month length</text:p>
        </text:list-item>
        <text:list-item>
          <text:p text:style-name="P12">Designed event based data provisioning for multithreaded user interface</text:p>
        </text:list-item>
        <text:list-item>
          <text:p text:style-name="P12">Implemented new feature – Greeks values on depth-of-market trading interface – one additional column with corresponding valuated numbers – ActiveX control</text:p>
        </text:list-item>
        <text:list-item>
          <text:p text:style-name="P12"><text:soft-page-break/>Implemented interface improvement – Study Values on depth-of-market – every analytic curve on chart view that has value in price units can be shown on price column of DOM trading interface – ActiveX control</text:p>
        </text:list-item>
        <text:list-item>
          <text:p text:style-name="P12">Used a set of well-known Design Patterns</text:p>
        </text:list-item>
        <text:list-item>
          <text:p text:style-name="P12">Obtained solid knowledge of standard development process – CMMI, PSP, TSP, Scrum</text:p>
        </text:list-item>
        <text:list-item>
          <text:p text:style-name="P12">Obtained remarkable knowledge of financial market terminology and business processes</text:p>
        </text:list-item>
      </text:list>
      <text:p text:style-name="P1">Environment: C++, COM, ActiveX, STL, Boost, WTL, MFC, CVS, UML, Windows</text:p>
      <text:p text:style-name="P1"/>
      <text:p text:style-name="P1"><text:span text:style-name="Основной_20_шрифт_20_абзаца"><text:span text:style-name="T1">2004 – 2006, Software Developer, ABBYY (</text:span></text:span><text:a xlink:type="simple" xlink:href="http://abbyy.com/" office:target-frame-name="_top" xlink:show="replace" text:style-name="Internet_20_link" text:visited-style-name="Visited_20_Internet_20_Link"><text:span text:style-name="Гиперссылка"><text:span text:style-name="T1">abbyy.com</text:span></text:span></text:a><text:span text:style-name="Основной_20_шрифт_20_абзаца"><text:span text:style-name="T1">), Moscow, Russia</text:span></text:span></text:p>
      <text:p text:style-name="P1">Product: ABBYY Recognition Server (<text:a xlink:type="simple" xlink:href="http://www.abbyy.com/recognition_server/" office:target-frame-name="_top" xlink:show="replace" text:style-name="Internet_20_link" text:visited-style-name="Visited_20_Internet_20_Link"><text:span text:style-name="Гиперссылка">http://www.abbyy.com/recognition_server/</text:span></text:a>)</text:p>
      <text:p text:style-name="P1">Server-based OCR solution for automated document processing designed for high volume workload with transparent scalability and fault tolerance.</text:p>
      <text:list xml:id="list7025116851419724707" text:style-name="L7">
        <text:list-item>
          <text:p text:style-name="P22">Designed and implemented GUI management console for the server</text:p>
        </text:list-item>
        <text:list-item>
          <text:p text:style-name="P13">Improved scalability for huge-size multipage documents processing</text:p>
        </text:list-item>
        <text:list-item>
          <text:p text:style-name="P13">Ported OCR Engine from Windows to Linux</text:p>
        </text:list-item>
        <text:list-item>
          <text:p text:style-name="P13">Implemented system layer API emulation for Linux</text:p>
        </text:list-item>
        <text:list-item>
          <text:p text:style-name="P13">Developed compiler of Windows resource file language</text:p>
        </text:list-item>
        <text:list-item>
          <text:p text:style-name="P13">Obtained remarkable knowledge of Win32 API and COM technology</text:p>
        </text:list-item>
        <text:list-item>
          <text:p text:style-name="P13">Released first version of the Recognition Server</text:p>
        </text:list-item>
      </text:list>
      <text:p text:style-name="P1">Environment: C++, STL, MFC, ATL, COM, RPC, MMC, Windows Service, VSS, UML, Windows,</text:p>
      <text:p text:style-name="P1"><text:s text:c="22"/>Linux</text:p>
      <text:p text:style-name="P1"/>
      <text:p text:style-name="P1"><text:span text:style-name="Основной_20_шрифт_20_абзаца"><text:span text:style-name="T1">2001 – 2004, Software Developer, Intel (</text:span></text:span><text:a xlink:type="simple" xlink:href="http://intel.com/" office:target-frame-name="_top" xlink:show="replace" text:style-name="Internet_20_link" text:visited-style-name="Visited_20_Internet_20_Link"><text:span text:style-name="Гиперссылка"><text:span text:style-name="T1">intel.com</text:span></text:span></text:a><text:span text:style-name="Основной_20_шрифт_20_абзаца"><text:span text:style-name="T1">), Nizhny Novgorod, Russia</text:span></text:span></text:p>
      <text:p text:style-name="P1">Product: Intel Performance Libraries (<text:a xlink:type="simple" xlink:href="http://software.intel.com/en-us/articles/intel-ipp/" office:target-frame-name="_top" xlink:show="replace" text:style-name="Internet_20_link" text:visited-style-name="Visited_20_Internet_20_Link"><text:span text:style-name="Гиперссылка">http://software.intel.com/en-us/articles/intel-ipp/</text:span></text:a>)</text:p>
      <text:p text:style-name="P1">Highly optimized cross-platform software functions for multimedia, data processing, and communications applications.</text:p>
      <text:list xml:id="list5787495254573492667" text:style-name="L8">
        <text:list-item>
          <text:p text:style-name="P23">Obtained outstanding experience in software performance analysis and optimization</text:p>
        </text:list-item>
        <text:list-item>
          <text:p text:style-name="P14">Implemented and highly optimized diverse functions for Intel processors: Pentium 4, Itanium, XScale</text:p>
        </text:list-item>
        <text:list-item>
          <text:p text:style-name="P14">Implemented algorithms for matrix processing, video processing, cryptography, big number arithmetic, XML processing</text:p>
        </text:list-item>
        <text:list-item>
          <text:p text:style-name="P14">Participated in delivery of 4 major releases of Performance Libraries</text:p>
        </text:list-item>
        <text:list-item>
          <text:p text:style-name="P14">Performed competitive performance analysis of MySQL engine built with GCC vs. Intel C++ Compiler. That was done for joint project of Intel Compiler team &amp; MySQL</text:p>
        </text:list-item>
        <text:list-item>
          <text:p text:style-name="P14">Designed several libraries including cryptography and XML processing</text:p>
        </text:list-item>
        <text:list-item>
          <text:p text:style-name="P14">Acquired deep knowledge of cross-platform software development</text:p>
        </text:list-item>
        <text:list-item>
          <text:p text:style-name="P14">Investigated new technology – .Net – using open source implementation from Microsoft</text:p>
        </text:list-item>
        <text:list-item>
          <text:p text:style-name="P14">Proposed a set of improvements for .Net Framework that highlight Intel performance values</text:p>
        </text:list-item>
        <text:list-item>
          <text:p text:style-name="P14">Obtained important experience of working in a global organization and performing to its corporate values</text:p>
        </text:list-item>
        <text:list-item>
          <text:p text:style-name="P14">Coordinated team work of 4 developers</text:p>
        </text:list-item>
        <text:list-item>
          <text:p text:style-name="P14">Honored with a Very Special Thanks Award</text:p>
        </text:list-item>
      </text:list>
      <text:p text:style-name="P1">Environment: C, C++, C#, Java, P/Invoke, JNI, Assembler, VSS, CVS, StarTeam, BitKeeper,</text:p>
      <text:p text:style-name="P1"><text:s text:c="22"/>NUnit, JUnit, Rational Purify, Intel VTune, UML, Windows, Linux, PVSC Tracker,</text:p>
      <text:p text:style-name="P1"><text:s text:c="22"/>Agile, XP</text:p>
      <text:p text:style-name="P1"/>
      <text:p text:style-name="P3">EDUCATION &amp; SERTIFICATIONS</text:p>
      <text:p text:style-name="P1"/>
      <text:p text:style-name="P1">2008 – C++ Programming, International Knowledge Measurement, Score 99%</text:p>
      <text:p text:style-name="P1">2001 – MS in Physics, Moscow Institute of Engineering Physics (MEPhI), Russia</text:p>
      <text:p text:style-name="P1"/>
      <text:p text:style-name="P2">EXCELLENT REFERENCES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Заголовок_20_1" style:display-name="Заголовок 1" style:family="paragraph" style:parent-style-name="Обычный" style:next-style-name="Обычный" style:default-outline-level="1">
      <style:paragraph-properties fo:margin-top="0.3335in" fo:margin-bottom="0in" loext:contextual-spacing="false" fo:keep-together="always" fo:hyphenation-ladder-count="no-limit" fo:keep-with-next="always"/>
      <style:text-properties fo:color="#365f91" fo:font-size="14pt" fo:font-weight="bold" style:font-size-asian="14pt" style:font-weight-asian="bold" style:font-size-complex="14pt" style:font-weight-complex="bold" fo:hyphenate="false"/>
    </style:style>
    <style:style style:name="Заголовок_20_2" style:display-name="Заголовок 2" style:family="paragraph" style:parent-style-name="Обычный" style:next-style-name="Обычный" style:default-outline-level="2">
      <style:paragraph-properties fo:margin-top="0.139in" fo:margin-bottom="0in" loext:contextual-spacing="false" fo:keep-together="always" fo:hyphenation-ladder-count="no-limit" fo:keep-with-next="always"/>
      <style:text-properties fo:color="#4f81bd" fo:font-size="13pt" fo:font-weight="bold" style:font-size-asian="13pt" style:font-weight-asian="bold" style:font-size-complex="13pt" style:font-weight-complex="bold" fo:hyphenate="false"/>
    </style:style>
    <style:style style:name="Заголовок_20_3" style:display-name="Заголовок 3" style:family="paragraph" style:parent-style-name="Обычный" style:next-style-name="Обычный" style:default-outline-level="3">
      <style:paragraph-properties fo:margin-top="0.139in" fo:margin-bottom="0in" loext:contextual-spacing="false" fo:keep-together="always" fo:hyphenation-ladder-count="no-limit" fo:keep-with-next="always"/>
      <style:text-properties fo:color="#4f81bd" fo:font-weight="bold" style:font-weight-asian="bold" style:font-weight-complex="bold" fo:hyphenate="false"/>
    </style:style>
    <style:style style:name="Заголовок_20_4" style:display-name="Заголовок 4" style:family="paragraph" style:parent-style-name="Обычный" style:next-style-name="Обычный" style:default-outline-level="4">
      <style:paragraph-properties fo:margin-top="0.139in" fo:margin-bottom="0in" loext:contextual-spacing="false" fo:keep-together="always" fo:hyphenation-ladder-count="no-limit" fo:keep-with-next="always"/>
      <style:text-properties fo:color="#4f81bd" fo:font-style="italic" fo:font-weight="bold" style:font-style-asian="italic" style:font-weight-asian="bold" style:font-style-complex="italic" style:font-weight-complex="bold" fo:hyphenate="false"/>
    </style:style>
    <style:style style:name="Заголовок_20_5" style:display-name="Заголовок 5" style:family="paragraph" style:parent-style-name="Обычный" style:next-style-name="Обычный" style:default-outline-level="5">
      <style:paragraph-properties fo:margin-top="0.139in" fo:margin-bottom="0in" loext:contextual-spacing="false" fo:keep-together="always" fo:hyphenation-ladder-count="no-limit" fo:keep-with-next="always"/>
      <style:text-properties fo:color="#243f60" fo:hyphenate="false"/>
    </style:style>
    <style:style style:name="Заголовок_20_6" style:display-name="Заголовок 6" style:family="paragraph" style:parent-style-name="Обычный" style:next-style-name="Обычный" style:default-outline-level="6">
      <style:paragraph-properties fo:margin-top="0.139in" fo:margin-bottom="0in" loext:contextual-spacing="false" fo:keep-together="always" fo:hyphenation-ladder-count="no-limit" fo:keep-with-next="always"/>
      <style:text-properties fo:color="#243f60" fo:font-style="italic" style:font-style-asian="italic" style:font-style-complex="italic" fo:hyphenate="false"/>
    </style:style>
    <style:style style:name="Заголовок_20_7" style:display-name="Заголовок 7" style:family="paragraph" style:parent-style-name="Обычный" style:next-style-name="Обычный" style:default-outline-level="7">
      <style:paragraph-properties fo:margin-top="0.139in" fo:margin-bottom="0in" loext:contextual-spacing="false" fo:keep-together="always" fo:hyphenation-ladder-count="no-limit" fo:keep-with-next="always"/>
      <style:text-properties fo:color="#404040" fo:font-style="italic" style:font-style-asian="italic" style:font-style-complex="italic" fo:hyphenate="false"/>
    </style:style>
    <style:style style:name="Заголовок_20_8" style:display-name="Заголовок 8" style:family="paragraph" style:parent-style-name="Обычный" style:next-style-name="Обычный" style:default-outline-level="8">
      <style:paragraph-properties fo:margin-top="0.139in" fo:margin-bottom="0in" loext:contextual-spacing="false" fo:keep-together="always" fo:hyphenation-ladder-count="no-limit" fo:keep-with-next="always"/>
      <style:text-properties fo:color="#4f81bd" fo:font-size="10pt" style:font-size-asian="10pt" style:font-size-complex="10pt" fo:hyphenate="false"/>
    </style:style>
    <style:style style:name="Заголовок_20_9" style:display-name="Заголовок 9" style:family="paragraph" style:parent-style-name="Обычный" style:next-style-name="Обычный" style:default-outline-level="9">
      <style:paragraph-properties fo:margin-top="0.139in" fo:margin-bottom="0in" loext:contextual-spacing="false" fo:keep-together="always" fo:hyphenation-ladder-count="no-limit" fo:keep-with-next="always"/>
      <style:text-properties fo:color="#404040" fo:font-size="10pt" fo:font-style="italic" style:font-size-asian="10pt" style:font-style-asian="italic" style:font-size-complex="10pt" style:font-style-complex="italic" fo:hyphenate="false"/>
    </style:style>
    <style:style style:name="Обычный" style:family="paragraph">
      <style:paragraph-properties fo:margin-top="0in" fo:margin-bottom="0.139in" loext:contextual-spacing="false" fo:line-height="115%" fo:hyphenation-ladder-count="no-limit"/>
      <style:text-properties fo:font-size="11pt" fo:language="en" fo:country="US" style:font-size-asian="11pt" style:language-asian="en" style:country-asian="US" style:font-size-complex="11pt" fo:hyphenate="false"/>
    </style:style>
    <style:style style:name="Название_20_объекта" style:display-name="Название объекта" style:family="paragraph" style:parent-style-name="Обычный" style:next-style-name="Обычный">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Название" style:family="paragraph" style:parent-style-name="Обычный" style:next-style-name="Обычный">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fo:font-size="26pt" fo:letter-spacing="0.0035in" style:letter-kerning="true" style:font-size-asian="26pt" style:font-size-complex="26pt" fo:hyphenate="false"/>
    </style:style>
    <style:style style:name="Подзаголовок" style:family="paragraph" style:parent-style-name="Обычный" style:next-style-name="Обычный">
      <style:paragraph-properties fo:hyphenation-ladder-count="no-limit"/>
      <style:text-properties fo:color="#4f81bd" fo:font-size="12pt" fo:letter-spacing="0.0102in" fo:font-style="italic" style:font-size-asian="12pt" style:font-style-asian="italic" style:font-size-complex="12pt" style:font-style-complex="italic" fo:hyphenate="false"/>
    </style:style>
    <style:style style:name="Без_20_интервала" style:display-name="Без интервала" style:family="paragraph">
      <style:paragraph-properties fo:hyphenation-ladder-count="no-limit"/>
      <style:text-properties fo:font-size="11pt" fo:language="en" fo:country="US" style:font-size-asian="11pt" style:language-asian="en" style:country-asian="US" style:font-size-complex="11pt" fo:hyphenate="false"/>
    </style:style>
    <style:style style:name="Абзац_20_списка" style:display-name="Абзац списка" style:family="paragraph" style:parent-style-name="Обычный">
      <style:paragraph-properties fo:margin-left="0.5in" fo:margin-right="0in" fo:hyphenation-ladder-count="no-limit" fo:text-indent="0in" style:auto-text-indent="false">
        <style:tab-stops/>
      </style:paragraph-properties>
      <style:text-properties fo:hyphenate="false"/>
    </style:style>
    <style:style style:name="Цитата_20_2" style:display-name="Цитата 2" style:family="paragraph" style:parent-style-name="Обычный" style:next-style-name="Обычный">
      <style:paragraph-properties fo:hyphenation-ladder-count="no-limit"/>
      <style:text-properties fo:color="#000000" fo:font-style="italic" style:font-style-asian="italic" style:font-style-complex="italic" fo:hyphenate="false"/>
    </style:style>
    <style:style style:name="Выделенная_20_цитата" style:display-name="Выделенная цитата" style:family="paragraph" style:parent-style-name="Обычный" style:next-style-name="Обычный">
      <style:paragraph-properties fo:margin-left="0.65in" fo:margin-right="0.65in" fo:margin-top="0.139in" fo:margin-bottom="0.1945in" loext:contextual-spacing="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style:style>
    <style:style style:name="Заголовок_20_оглавления" style:display-name="Заголовок оглавления" style:family="paragraph" style:parent-style-name="Заголовок_20_1" style:next-style-name="Обычный" style:default-outline-level="" style:list-style-name="">
      <style:paragraph-properties fo:hyphenation-ladder-count="no-limit"/>
      <style:text-properties fo:hyphenate="false"/>
    </style:style>
    <style:style style:name="Основной_20_шрифт_20_абзаца" style:display-name="Основной шрифт абзаца" style:family="text"/>
    <style:style style:name="Заголовок_20_2_20_Знак" style:display-name="Заголовок 2 Знак" style:family="text">
      <style:text-properties fo:color="#4f81bd"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3_20_Знак" style:display-name="Заголовок 3 Знак" style:family="text">
      <style:text-properties fo:color="#4f81bd"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Заголовок_20_4_20_Знак" style:display-name="Заголовок 4 Знак" style:family="text">
      <style:text-properties fo:color="#4f81bd"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Заголовок_20_5_20_Знак" style:display-name="Заголовок 5 Знак" style:family="text">
      <style:text-properties fo:color="#243f60"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Заголовок_20_6_20_Знак" style:display-name="Заголовок 6 Знак" style:family="text">
      <style:text-properties fo:color="#243f60"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Заголовок_20_7_20_Знак" style:display-name="Заголовок 7 Знак" style:family="text">
      <style:text-properties fo:color="#404040"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Заголовок_20_8_20_Знак" style:display-name="Заголовок 8 Знак" style:family="text">
      <style:text-properties fo:color="#4f81bd"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Заголовок_20_9_20_Знак" style:display-name="Заголовок 9 Знак" style:family="text">
      <style:text-properties fo:color="#40404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Заголовок_20_1_20_Знак" style:display-name="Заголовок 1 Знак" style:family="text">
      <style:text-properties fo:color="#365f91"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Название_20_Знак" style:display-name="Название Знак" style:family="text">
      <style:text-properties fo:color="#17365d" style:font-name="Arial" fo:font-family="Arial"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Строгий" style:family="text">
      <style:text-properties fo:font-weight="bold" style:font-weight-asian="bold" style:font-name-complex="Times New Roman" style:font-family-complex="'Times New Roman'" style:font-family-generic-complex="roman" style:font-pitch-complex="variable" style:font-weight-complex="bold"/>
    </style:style>
    <style:style style:name="Подзаголовок_20_Знак" style:display-name="Подзаголовок Знак" style:family="text">
      <style:text-properties fo:color="#4f81bd" style:font-name="Arial" fo:font-family="Arial" style:font-family-generic="swiss"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Выделение" style:family="text">
      <style:text-properties fo:font-style="italic" style:font-style-asian="italic" style:font-name-complex="Times New Roman" style:font-family-complex="'Times New Roman'" style:font-family-generic-complex="roman" style:font-pitch-complex="variable" style:font-style-complex="italic"/>
    </style:style>
    <style:style style:name="Без_20_интервала_20_Знак" style:display-name="Без интервала Знак" style:family="text">
      <style:text-properties style:font-name-complex="Times New Roman" style:font-family-complex="'Times New Roman'" style:font-family-generic-complex="roman" style:font-pitch-complex="variable"/>
    </style:style>
    <style:style style:name="Цитата_20_2_20_Знак" style:display-name="Цитата 2 Знак" style:family="text">
      <style:text-properties fo:color="#000000" fo:font-style="italic" style:font-style-asian="italic" style:font-name-complex="Times New Roman" style:font-family-complex="'Times New Roman'" style:font-family-generic-complex="roman" style:font-pitch-complex="variable" style:font-style-complex="italic"/>
    </style:style>
    <style:style style:name="Слабое_20_выделение" style:display-name="Слабое выделение" style:family="text">
      <style:text-properties fo:color="#808080" fo:font-style="italic" style:font-style-asian="italic" style:font-name-complex="Times New Roman" style:font-family-complex="'Times New Roman'" style:font-family-generic-complex="roman" style:font-pitch-complex="variable" style:font-style-complex="italic"/>
    </style:style>
    <style:style style:name="Выделенная_20_цитата_20_Знак" style:display-name="Выделенная цитата Знак" style:family="text">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Сильное_20_выделение" style:display-name="Сильное выделение" style:family="text">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Слабая_20_ссылка" style:display-name="Слабая ссылка" style:family="text">
      <style:text-properties fo:font-variant="small-caps" fo:color="#c0504d"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Сильная_20_ссылка" style:display-name="Сильная ссылка" style:family="text">
      <style:text-properties fo:font-variant="small-caps" fo:color="#c0504d" fo:letter-spacing="0.0035in" style:text-underline-style="solid" style:text-underline-width="auto" style:text-underline-color="font-color" fo:font-weight="bold" style:text-underline-mode="continuous" style:text-overline-mode="continuous" style:text-line-through-mode="continuous" style:font-weight-asian="bold" style:font-name-complex="Times New Roman" style:font-family-complex="'Times New Roman'" style:font-family-generic-complex="roman" style:font-pitch-complex="variable" style:font-weight-complex="bold"/>
    </style:style>
    <style:style style:name="Название_20_книги" style:display-name="Название книги" style:family="text">
      <style:text-properties fo:font-variant="small-caps" fo:letter-spacing="0.0035in" fo:font-weight="bold" style:font-weight-asian="bold" style:font-name-complex="Times New Roman" style:font-family-complex="'Times New Roman'" style:font-family-generic-complex="roman" style:font-pitch-complex="variable" style:font-weight-complex="bold"/>
    </style:style>
    <style:style style:name="Гиперссылка"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Просмотренная_20_гиперссылка" style:display-name="Просмотренная гиперссылка" style:family="text">
      <style:text-properties fo:color="#8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1.1811in" fo:margin-right="0.5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dc:title>Alexey Omelchenko</dc:title>
    <dc:subject>Resume</dc:subject>
    <meta:keyword>C++</meta:keyword>
    <meta:keyword> Java</meta:keyword>
    <meta:keyword> Linux</meta:keyword>
    <meta:keyword> Solaris</meta:keyword>
    <meta:keyword> Windows</meta:keyword>
    <meta:keyword> x86</meta:keyword>
    <meta:keyword> Itanium</meta:keyword>
    <meta:initial-creator>Alexey Omelchenko</meta:initial-creator>
    <meta:creation-date>2012-12-09T19:06:00Z</meta:creation-date>
    <dc:date>2016-06-13T23:22:18.842000000</dc:date>
    <meta:print-date>2012-12-09T19:05:00Z</meta:print-date>
    <meta:editing-cycles>4</meta:editing-cycles>
    <meta:editing-duration>PT36M20S</meta:editing-duration>
    <meta:document-statistic meta:table-count="0" meta:image-count="0" meta:object-count="0" meta:page-count="4" meta:paragraph-count="143" meta:word-count="1738" meta:character-count="12523" meta:non-whitespace-character-count="10566"/>
    <meta:template xlink:type="simple" xlink:actuate="onRequest" xlink:title="" xlink:href="Normal"/>
  </office:meta>
</office:document-meta>
</file>